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Helvetica Neue" svg:font-family="'Helvetica Neue', Helvetica, Arial, sans-serif"/>
    <style:font-face style:name="Lohit Devanagari1" svg:font-family="'Lohit Devanagari'"/>
    <style:font-face style:name="MuseoSans500" svg:font-family="MuseoSans500, sans-serif"/>
    <style:font-face style:name="MuseoSans700" svg:font-family="MuseoSans700,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background-color="#ffffff" fo:padding="0cm" fo:border="none">
        <style:background-image/>
      </style:table-cell-properties>
    </style:style>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6" style:family="paragraph" style:parent-style-name="Preformatted_20_Text">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fo:font-style="normal" fo:font-weight="normal"/>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1" style:family="paragraph" style:parent-style-name="Heading_20_3">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12" style:family="paragraph" style:parent-style-name="Heading_20_4">
      <style:paragraph-properties fo:margin-left="0cm" fo:margin-right="0cm" fo:orphans="2" fo:widows="2" fo:text-indent="0cm" style:auto-text-indent="false"/>
      <style:text-properties fo:font-variant="normal" fo:text-transform="none" fo:color="#000000" style:font-name="Times New Roman" fo:font-size="14pt" fo:letter-spacing="normal" fo:font-style="normal"/>
    </style:style>
    <style:style style:name="P13" style:family="paragraph" style:parent-style-name="Standard">
      <style:paragraph-properties fo:margin-left="0cm" fo:margin-right="0cm" fo:margin-top="0cm" fo:margin-bottom="0cm" loext:contextual-spacing="false" fo:text-indent="0cm" style:auto-text-indent="false"/>
    </style:style>
    <style:style style:name="P14"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33333" style:font-name="Helvetica Neue" fo:font-size="10.5pt" fo:letter-spacing="normal" fo:font-style="normal" fo:font-weight="normal" fo:background-color="#fff8f7" loext:padding="0cm" loext:border="none"/>
    </style:style>
    <style:style style:name="P15" style:family="paragraph" style:parent-style-name="Text_20_body">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33333" style:font-name="Helvetica Neue" fo:font-size="10.5pt" fo:letter-spacing="normal" fo:font-style="normal" fo:font-weight="normal" fo:background-color="#fcfcfc" loext:padding="0cm" loext:border="none"/>
    </style:style>
    <style:style style:name="P16"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17" style:family="paragraph" style:parent-style-name="Heading_20_1">
      <style:paragraph-properties fo:margin-left="0cm" fo:margin-right="0cm" fo:margin-top="0cm" fo:margin-bottom="0cm" loext:contextual-spacing="false" fo:line-height="125%" fo:text-indent="0cm" style:auto-text-indent="false" fo:padding="0cm" fo:border="none"/>
    </style:style>
    <style:style style:name="P18" style:family="paragraph" style:parent-style-name="Table_20_Contents">
      <style:paragraph-properties fo:margin-left="0cm" fo:margin-right="0cm" fo:margin-top="0cm" fo:margin-bottom="0cm" loext:contextual-spacing="false" style:line-height-at-least="0.529cm" fo:text-align="start" style:justify-single-word="false" fo:text-indent="0cm" style:auto-text-indent="false"/>
    </style:style>
    <style:style style:name="P19"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333333" style:font-name="Helvetica Neue" fo:font-size="10.5pt" fo:letter-spacing="normal" fo:font-style="normal" fo:font-weight="normal"/>
    </style:style>
    <style:style style:name="P20"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333333" fo:letter-spacing="normal" loext:padding="0cm" loext:border="none"/>
    </style:style>
    <style:style style:name="P21"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style>
    <style:style style:name="P22" style:family="paragraph" style:parent-style-name="Heading_20_2">
      <style:paragraph-properties fo:margin-left="0cm" fo:margin-right="0cm" fo:margin-top="0.794cm" fo:margin-bottom="0cm" loext:contextual-spacing="false" fo:line-height="150%" fo:orphans="2" fo:widows="2" fo:text-indent="0cm" style:auto-text-indent="false" fo:padding="0cm" fo:border="none"/>
      <style:text-properties fo:font-variant="normal" fo:text-transform="none" fo:color="#857866" style:font-name="MuseoSans500" fo:font-size="15pt" fo:letter-spacing="normal" fo:font-style="normal" fo:font-weight="normal" loext:padding="0cm" loext:border="none"/>
    </style:style>
    <style:style style:name="P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24"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5" style:family="paragraph" style:parent-style-name="Preformatted_20_Text">
      <style:paragraph-properties fo:margin-top="0cm" fo:margin-bottom="0.499cm" loext:contextual-spacing="false" fo:orphans="2" fo:widows="2"/>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paragraph-properties fo:line-height="150%"/>
      <style:text-properties style:text-underline-style="none" fo:font-weight="normal" style:font-weight-asian="normal" style:font-weight-complex="normal"/>
    </style:style>
    <style:style style:name="P28" style:family="paragraph" style:parent-style-name="Standard">
      <style:text-properties fo:font-variant="normal" fo:text-transform="none" fo:color="#000000" style:font-name="Times New Roman" fo:font-size="14pt" fo:letter-spacing="normal" fo:font-style="normal" style:text-underline-style="none" fo:font-weight="bold" style:font-weight-asian="normal" style:font-weight-complex="normal"/>
    </style:style>
    <style:style style:name="P29" style:family="paragraph" style:parent-style-name="Standard">
      <style:text-properties fo:font-variant="normal" fo:text-transform="none" fo:color="#333333" style:font-name="Helvetica Neue" fo:font-size="10.5pt" fo:letter-spacing="normal" fo:font-style="normal" style:text-underline-style="none" fo:font-weight="normal" officeooo:rsid="001d1bb3" officeooo:paragraph-rsid="001d1bb3" style:font-size-asian="10.5pt" style:font-weight-asian="normal" style:font-size-complex="12pt" style:font-weight-complex="normal"/>
    </style:style>
    <style:style style:name="P30"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text-properties fo:font-size="15pt" style:text-underline-style="solid" style:text-underline-width="auto" style:text-underline-color="font-color" fo:font-weight="bold" officeooo:rsid="001d1bb3" officeooo:paragraph-rsid="001d1bb3" style:font-size-asian="15pt" style:font-weight-asian="bold" style:font-size-complex="15pt" style:font-weight-complex="bold"/>
    </style:style>
    <style:style style:name="P32" style:family="paragraph" style:parent-style-name="Text_20_body">
      <style:text-properties fo:font-variant="normal" fo:text-transform="none" fo:color="#333333" style:font-name="Helvetica Neue" fo:font-size="10.5pt" fo:letter-spacing="normal" fo:font-style="normal" style:text-underline-style="none" fo:font-weight="normal" officeooo:rsid="001d1bb3" officeooo:paragraph-rsid="001d1bb3" style:font-size-asian="10.5pt" style:font-weight-asian="normal" style:font-size-complex="12pt" style:font-weight-complex="normal"/>
    </style:style>
    <style:style style:name="P33" style:family="paragraph" style:parent-style-name="Text_20_body">
      <style:paragraph-properties fo:text-align="start" style:justify-single-word="false"/>
    </style:style>
    <style:style style:name="P34" style:family="paragraph" style:parent-style-name="Standard">
      <style:text-properties fo:color="#192e84" style:text-line-through-style="none" style:text-line-through-type="none" fo:font-size="10.5pt" style:text-underline-style="none" officeooo:paragraph-rsid="001d1bb3" style:text-blinking="false" loext:padding="0cm" loext:border="none"/>
    </style:style>
    <style:style style:name="P35" style:family="paragraph" style:parent-style-name="Text_20_body" style:list-style-name="L1">
      <style:paragraph-properties fo:line-height="150%" fo:orphans="2" fo:widows="2"/>
      <style:text-properties fo:font-variant="normal" fo:text-transform="none" fo:color="#000000" style:font-name="Times New Roman" fo:font-size="14pt" fo:letter-spacing="normal" fo:font-style="normal" fo:font-weight="normal"/>
    </style:style>
    <style:style style:name="P36"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7" style:family="paragraph" style:parent-style-name="Text_20_body" style:list-style-name="L3">
      <style:paragraph-properties fo:orphans="2" fo:widows="2"/>
    </style:style>
    <style:style style:name="P38" style:family="paragraph" style:parent-style-name="Text_20_body" style:list-style-name="L1">
      <style:paragraph-properties fo:margin-top="0cm" fo:margin-bottom="0cm" loext:contextual-spacing="false" fo:line-height="150%" fo:orphans="2" fo:widows="2"/>
      <style:text-properties fo:font-variant="normal" fo:text-transform="none" fo:color="#000000" style:font-name="Times New Roman" fo:font-size="14pt" fo:letter-spacing="normal" fo:font-style="normal" fo:font-weight="normal"/>
    </style:style>
    <style:style style:name="P39" style:family="paragraph" style:parent-style-name="Text_20_body" style:list-style-name="L4">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0" style:family="paragraph" style:parent-style-name="Text_20_body" style:list-style-name="L3">
      <style:paragraph-properties fo:margin-top="0cm" fo:margin-bottom="0cm" loext:contextual-spacing="false" fo:orphans="2" fo:widows="2"/>
    </style:style>
    <style:style style:name="P41" style:family="paragraph" style:parent-style-name="Text_20_body" style:list-style-name="L4">
      <style:paragraph-properties fo:margin-top="0.265cm" fo:margin-bottom="0cm" loext:contextual-spacing="false" fo:orphans="2" fo:widows="2"/>
      <style:text-properties fo:font-variant="normal" fo:text-transform="none" fo:color="#333333" style:font-name="Helvetica Neue" fo:font-size="10.5pt" fo:letter-spacing="normal" fo:font-style="normal" fo:font-weight="normal"/>
    </style:style>
    <style:style style:name="P42" style:family="paragraph" style:parent-style-name="Text_20_body" style:list-style-name="L6">
      <style:paragraph-properties fo:margin-top="0.265cm" fo:margin-bottom="0cm" loext:contextual-spacing="false" fo:orphans="2" fo:widows="2"/>
      <style:text-properties fo:font-variant="normal" fo:text-transform="none" fo:color="#333333" style:font-name="Helvetica Neue" fo:font-size="10.5pt" fo:letter-spacing="normal" fo:font-style="normal" fo:font-weight="normal" loext:padding="0cm" loext:border="none"/>
    </style:style>
    <style:style style:name="P43" style:family="paragraph" style:parent-style-name="Text_20_body" style:list-style-name="L6">
      <style:paragraph-properties fo:margin-top="0.265cm" fo:margin-bottom="0cm" loext:contextual-spacing="false" fo:orphans="2" fo:widows="2"/>
    </style:style>
    <style:style style:name="P44" style:family="paragraph" style:parent-style-name="Text_20_body" style:list-style-name="L4">
      <loext:graphic-properties draw:fill="none" draw:fill-color="#ffffff"/>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333333" style:font-name="Helvetica Neue" fo:font-size="10.5pt" fo:letter-spacing="normal" fo:font-style="normal" fo:font-weight="normal"/>
    </style:style>
    <style:style style:name="P45" style:family="paragraph" style:parent-style-name="Text_20_body" style:list-style-name="L5">
      <style:paragraph-properties fo:margin-left="0cm" fo:margin-right="0cm" fo:margin-top="0cm" fo:margin-bottom="0cm" loext:contextual-spacing="false" fo:line-height="150%" fo:text-indent="0cm" style:auto-text-indent="false" fo:padding="0cm" fo:border="none"/>
    </style:style>
    <style:style style:name="P46" style:family="paragraph" style:parent-style-name="Text_20_body" style:list-style-name="L6">
      <style:paragraph-properties fo:margin-left="0cm" fo:margin-right="0cm" fo:margin-top="0.265cm" fo:margin-bottom="0cm" loext:contextual-spacing="false" fo:orphans="2" fo:widows="2" fo:text-indent="0cm" style:auto-text-indent="false"/>
    </style:style>
    <style:style style:name="P47" style:family="paragraph" style:parent-style-name="Text_20_body">
      <loext:graphic-properties draw:fill="solid" draw:fill-color="#ffffff" draw:opacity="100%"/>
      <style:paragraph-properties fo:margin-left="0cm" fo:margin-right="0cm" fo:margin-top="0.265cm" fo:margin-bottom="0cm" loext:contextual-spacing="false" fo:orphans="2" fo:widows="2" fo:text-indent="0cm" style:auto-text-indent="false" fo:background-color="#ffffff" fo:padding="0cm" fo:border="none"/>
      <style:text-properties fo:font-variant="normal" fo:text-transform="none" fo:color="#333333" style:font-name="Helvetica Neue" fo:font-size="10.5pt" fo:letter-spacing="normal" fo:font-style="normal" fo:font-weight="normal" loext:padding="0cm" loext:border="none"/>
    </style:style>
    <style:style style:name="T1"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variant="normal" fo:text-transform="none" style:font-name="Times New Roman" fo:font-size="14pt" fo:letter-spacing="normal" fo:font-style="normal"/>
    </style:style>
    <style:style style:name="T3" style:family="text">
      <style:text-properties fo:font-variant="normal" fo:text-transform="none"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style:font-name="Consolas" fo:font-size="10.5pt" fo:font-style="normal" fo:font-weight="normal" fo:background-color="#ffffff" loext:char-shading-value="0" loext:padding="0cm" loext:border="none"/>
    </style:style>
    <style:style style:name="T9" style:family="text">
      <style:text-properties fo:font-variant="normal" fo:text-transform="none" fo:color="#009900" style:font-name="Consolas" fo:font-size="10.5pt" fo:font-style="normal" fo:font-weight="normal" fo:background-color="#ffffff" loext:char-shading-value="0" loext:padding="0cm" loext:border="none"/>
    </style:style>
    <style:style style:name="T10" style:family="text">
      <style:text-properties fo:font-variant="normal" fo:text-transform="none" fo:color="#333333" style:font-name="Consolas" fo:font-size="10.5pt" fo:font-style="normal" fo:font-weight="normal" fo:background-color="#ffffff" loext:char-shading-value="0" loext:padding="0cm" loext:border="none"/>
    </style:style>
    <style:style style:name="T11" style:family="text">
      <style:text-properties fo:font-variant="normal" fo:text-transform="none" fo:color="#333333" style:font-name="Helvetica Neue" fo:font-size="10.5pt" fo:letter-spacing="normal" fo:font-style="normal" fo:font-weight="normal"/>
    </style:style>
    <style:style style:name="T12" style:family="text">
      <style:text-properties fo:font-variant="normal" fo:text-transform="none" fo:color="#333333" style:font-name="Helvetica Neue" fo:font-size="10.5pt" fo:letter-spacing="normal" fo:font-style="normal" fo:font-weight="normal" loext:padding="0cm" loext:border="none"/>
    </style:style>
    <style:style style:name="T13" style:family="text">
      <style:text-properties fo:font-variant="normal" fo:text-transform="none" fo:color="#192e84" style:text-line-through-style="none" style:text-line-through-type="none" style:font-name="Helvetica Neue" fo:font-size="10.5pt" fo:letter-spacing="normal" fo:font-style="normal" style:text-underline-style="none" fo:font-weight="normal" style:text-blinking="false"/>
    </style:style>
    <style:style style:name="T14" style:family="text">
      <style:text-properties fo:font-variant="normal" fo:text-transform="none" fo:color="#192e84" style:text-line-through-style="none" style:text-line-through-type="none" style:font-name="Helvetica Neue" fo:font-size="10.5pt" fo:letter-spacing="normal" fo:font-style="normal" style:text-underline-style="none" fo:font-weight="normal" style:text-blinking="false" loext:padding="0cm" loext:border="none"/>
    </style:style>
    <style:style style:name="T15" style:family="text">
      <style:text-properties style:font-name="Times New Roman" fo:font-size="14pt"/>
    </style:style>
    <style:style style:name="T16" style:family="text">
      <style:text-properties fo:font-style="normal" fo:font-weight="normal"/>
    </style:style>
    <style:style style:name="T17" style:family="text">
      <style:text-properties fo:color="#192e84" style:text-line-through-style="none" style:text-line-through-type="none" style:text-underline-style="none" style:text-blinking="false"/>
    </style:style>
    <style:style style:name="T18" style:family="text">
      <style:text-properties fo:color="#857866" style:text-line-through-style="none" style:text-line-through-type="none" style:font-name="MuseoSans700" fo:font-size="18pt" style:text-underline-style="none" fo:font-weight="normal" style:text-blinking="false" loext:padding="0cm" loext:border="none"/>
    </style:style>
    <style:style style:name="T19" style:family="text">
      <style:text-properties fo:color="#707070" fo:font-size="9pt" loext:padding="0cm" loext:border="none"/>
    </style:style>
    <style:style style:name="T20" style:family="text">
      <style:text-properties fo:color="#707070" style:text-line-through-style="none" style:text-line-through-type="none" fo:font-size="9pt" style:text-underline-style="none" style:text-blinking="false"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1.247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265cm" svg:y="0.318cm" svg:width="0.423cm" draw:z-index="4">
        <draw:text-box fo:min-height="0.423cm">
          <text:p text:style-name="P33">Icon</text:p>
        </draw:text-box>
      </draw:frame>
      <draw:frame draw:style-name="fr1" draw:name="Frame4" text:anchor-type="page" text:anchor-page-number="1" svg:x="0.265cm" svg:y="0.318cm" svg:width="0.423cm" draw:z-index="5">
        <draw:text-box fo:min-height="0.423cm">
          <text:p text:style-name="P33">Icon</text:p>
        </draw:text-box>
      </draw:frame>
      <text:p text:style-name="Standard"><text:tab/><text:tab/><text:tab/><text:tab/><text:tab/><text:span text:style-name="T1">Valgrind</text:span></text:p>
      <text:p text:style-name="P30"/>
      <text:p text:style-name="P27"><text:a xlink:type="simple" xlink:href="http://valgrind.kde.org/" text:style-name="Internet_20_link" text:visited-style-name="Visited_20_Internet_20_Link"><text:span text:style-name="T2">Valgrind</text:span></text:a><text:span text:style-name="T4"> is a memory mismanagement detector. It shows you memory leaks, deallocation errors, etc. Actually, Valgrind is a wrapper around a collection of tools that do many other things (e.g., cache profiling); however, here we focus on the default tool, memcheck. Memcheck can detect:</text:span></text:p>
      <text:list xml:id="list1964786489" text:style-name="L1">
        <text:list-item>
          <text:p text:style-name="P38">Use of uninitialised memory</text:p>
        </text:list-item>
        <text:list-item>
          <text:p text:style-name="P38">Reading/writing memory after it has been free'd</text:p>
        </text:list-item>
        <text:list-item>
          <text:p text:style-name="P38">Reading/writing off the end of malloc'd blocks</text:p>
        </text:list-item>
        <text:list-item>
          <text:p text:style-name="P38">Reading/writing inappropriate areas on the stack</text:p>
        </text:list-item>
        <text:list-item>
          <text:p text:style-name="P38">Memory leaks -- where pointers to malloc'd blocks are lost forever</text:p>
        </text:list-item>
        <text:list-item>
          <text:p text:style-name="P38">Mismatched use of malloc/new/new [] vs free/delete/delete []</text:p>
        </text:list-item>
        <text:list-item>
          <text:p text:style-name="P38">Overlapping src and dst pointers in memcpy() and related functions</text:p>
        </text:list-item>
        <text:list-item>
          <text:p text:style-name="P35">Some misuses of the POSIX pthreads API</text:p>
        </text:list-item>
      </text:list>
      <text:p text:style-name="P8"><text:span text:style-name="T5">To use this on our example program, </text:span><text:a xlink:type="simple" xlink:href="http://cs.ecs.baylor.edu/~donahoo/tools/valgrind/test.c" text:style-name="Internet_20_link" text:visited-style-name="Visited_20_Internet_20_Link"><text:span text:style-name="T3">test.c</text:span></text:a><text:span text:style-name="T5">, try</text:span></text:p>
      <text:p text:style-name="P6">#include &lt;stdio.h&gt;</text:p>
      <text:p text:style-name="P3"/>
      <text:p text:style-name="P1">int main()</text:p>
      <text:p text:style-name="P1">{</text:p>
      <text:p text:style-name="P2"><text:s text:c="2"/><text:span text:style-name="T16">char *p;</text:span></text:p>
      <text:p text:style-name="P3"/>
      <text:p text:style-name="P2"><text:s text:c="2"/><text:span text:style-name="T16">// Allocation #1 of 19 bytes</text:span></text:p>
      <text:p text:style-name="P2"><text:s text:c="2"/><text:span text:style-name="T16">p = (char *) malloc(19);</text:span></text:p>
      <text:p text:style-name="P3"/>
      <text:p text:style-name="P2"><text:s text:c="2"/><text:span text:style-name="T16">// Allocation #2 of 12 bytes</text:span></text:p>
      <text:p text:style-name="P2"><text:s text:c="2"/><text:span text:style-name="T16">p = (char *) malloc(12);</text:span></text:p>
      <text:p text:style-name="P2"><text:s text:c="2"/><text:span text:style-name="T16">free(p);</text:span></text:p>
      <text:p text:style-name="P3"/>
      <text:p text:style-name="P2"><text:s text:c="2"/><text:span text:style-name="T16">// Allocation #3 of 16 bytes</text:span></text:p>
      <text:p text:style-name="P2"><text:s text:c="2"/><text:span text:style-name="T16">p = (char *) malloc(16);</text:span></text:p>
      <text:p text:style-name="P3"/>
      <text:p text:style-name="P2"><text:s text:c="2"/><text:span text:style-name="T16">return 0;</text:span></text:p>
      <text:p text:style-name="P23">}</text:p>
      <text:p text:style-name="P7">gcc -o test -g test.c</text:p>
      <text:p text:style-name="P9">This creates an executable named test. To check for memory leaks during the execution of test, try</text:p>
      <text:p text:style-name="P7">valgrind --tool=memcheck --leak-check=yes --show-reachable=yes --num-callers=20 --track-fds=yes ./test</text:p>
      <text:p text:style-name="P9">This outputs a report to the terminal like</text:p>
      <text:p text:style-name="P4"><text:soft-page-break/>==9704== Memcheck, a memory error detector for x86-linux.</text:p>
      <text:p text:style-name="P1">==9704== Copyright (C) 2002-2004, and GNU GPL'd, by Julian Seward et al.</text:p>
      <text:p text:style-name="P1">==9704== Using valgrind-2.2.0, a program supervision framework for x86-linux.</text:p>
      <text:p text:style-name="P1">==9704== Copyright (C) 2000-2004, and GNU GPL'd, by Julian Seward et al.</text:p>
      <text:p text:style-name="P1">==9704== For more details, rerun with: -v</text:p>
      <text:p text:style-name="P1">==9704== </text:p>
      <text:p text:style-name="P1">==9704== </text:p>
      <text:p text:style-name="P1">==9704== ERROR SUMMARY: 0 errors from 0 contexts (suppressed: 11 from 1)</text:p>
      <text:p text:style-name="P1">==9704== malloc/free: in use at exit: 35 bytes in 2 blocks.</text:p>
      <text:p text:style-name="P1">==9704== malloc/free: 3 allocs, 1 frees, 47 bytes allocated.</text:p>
      <text:p text:style-name="P1">==9704== For counts of detected errors, rerun with: -v</text:p>
      <text:p text:style-name="P1">==9704== searching for pointers to 2 not-freed blocks.</text:p>
      <text:p text:style-name="P1">==9704== checked 1420940 bytes.</text:p>
      <text:p text:style-name="P1">==9704== </text:p>
      <text:p text:style-name="P1">==9704== 16 bytes in 1 blocks are definitely lost in loss record 1 of 2</text:p>
      <text:p text:style-name="P1">==9704== <text:s text:c="3"/>at 0x1B903D38: malloc (vg_replace_malloc.c:131)</text:p>
      <text:p text:style-name="P1">==9704== <text:s text:c="3"/>by 0x80483BF: main (test.c:15)</text:p>
      <text:p text:style-name="P1">==9704== </text:p>
      <text:p text:style-name="P1">==9704== </text:p>
      <text:p text:style-name="P1">==9704== 19 bytes in 1 blocks are definitely lost in loss record 2 of 2</text:p>
      <text:p text:style-name="P1">==9704== <text:s text:c="3"/>at 0x1B903D38: malloc (vg_replace_malloc.c:131)</text:p>
      <text:p text:style-name="P1">==9704== <text:s text:c="3"/>by 0x8048391: main (test.c:8)</text:p>
      <text:p text:style-name="P1">==9704== </text:p>
      <text:p text:style-name="P1">==9704== LEAK SUMMARY:</text:p>
      <text:p text:style-name="P1">==9704== <text:s text:c="3"/>definitely lost: 35 bytes in 2 blocks.</text:p>
      <text:p text:style-name="P1">==9704== <text:s text:c="3"/>possibly lost: <text:s text:c="2"/>0 bytes in 0 blocks.</text:p>
      <text:p text:style-name="P1">==9704== <text:s text:c="3"/>still reachable: 0 bytes in 0 blocks.</text:p>
      <text:p text:style-name="P23">==9704== <text:s text:c="8"/>suppressed: 0 bytes in 0 blocks.</text:p>
      <text:p text:style-name="P10"><text:span text:style-name="T15">Let's look at the code to see what happened. Allocation #1 (19 byte leak) is lost because p is pointed elsewhere before the memory from Allocation #1 is free'd. To help us track it down, Valgrind gives us a stack trace showing where the bytes were allocated. In the 19 byte leak entry, the bytes were allocate in test.c, line 8. Allocation #2 (12 byte leak) doesn't show up in the list because it is free'd. Allocation #3 shows up in the list even though there is still a reference to it (p) at program termination. This is still a memory leak! Again, Valgrind tells us where to look for the allocation (test.c line 15).</text:span> </text:p>
      <text:p text:style-name="P26"/>
      <text:p text:style-name="P26"/>
      <text:p text:style-name="P28"/>
      <text:p text:style-name="P28">Excerpt from Valgrind documentation</text:p>
      <text:h text:style-name="P11" text:outline-level="3"/>
      <text:h text:style-name="P11" text:outline-level="3">3.3  Explanation of error messages from Memcheck</text:h>
      <text:p text:style-name="P9">Despite considerable sophistication under the hood, Memcheck can only really detect two kinds of errors, use of illegal addresses, and use of undefined values. Nevertheless, this is enough to help you discover all sorts of memory-management nasties in your code. This section presents a quick summary of what error messages mean.</text:p>
      <text:h text:style-name="P12" text:outline-level="4"><text:soft-page-break/>3.3.1  Illegal read / Illegal write errors</text:h>
      <text:p text:style-name="P9">For example:</text:p>
      <text:p text:style-name="P5"><text:s text:c="2"/><text:span text:style-name="T16">Invalid read of size 4</text:span></text:p>
      <text:p text:style-name="P2"><text:s text:c="5"/><text:span text:style-name="T16">at 0x40F6BBCC: (within /usr/lib/libpng.so.2.1.0.9)</text:span></text:p>
      <text:p text:style-name="P2"><text:s text:c="5"/><text:span text:style-name="T16">by 0x40F6B804: (within /usr/lib/libpng.so.2.1.0.9)</text:span></text:p>
      <text:p text:style-name="P2"><text:s text:c="5"/><text:span text:style-name="T16">by 0x40B07FF4: read_png_image__FP8QImageIO (kernel/qpngio.cpp:326)</text:span></text:p>
      <text:p text:style-name="P2"><text:s text:c="5"/><text:span text:style-name="T16">by 0x40AC751B: QImageIO::read() (kernel/qimage.cpp:3621)</text:span></text:p>
      <text:p text:style-name="P24"><text:s text:c="5"/><text:span text:style-name="T16">Address 0xBFFFF0E0 is not stack'd, malloc'd or free'd</text:span></text:p>
      <text:p text:style-name="P9">This happens when your program reads or writes memory at a place which Memcheck reckons it shouldn't. In this example, the program did a 4-byte read at address 0xBFFFF0E0, somewhere within the system-supplied library libpng.so.2.1.0.9, which was called from somewhere else in the same library, called from line 326 of qpngio.cpp, and so on.</text:p>
      <text:p text:style-name="P9">Memcheck tries to establish what the illegal address might relate to, since that's often useful. So, if it points into a block of memory which has already been freed, you'll be informed of this, and also where the block was free'd at. Likewise, if it should turn out to be just off the end of a malloc'd block, a common result of off-by-one-errors in array subscripting, you'll be informed of this fact, and also where the block was malloc'd.</text:p>
      <text:p text:style-name="P9">In this example, Memcheck can't identify the address. Actually the address is on the stack, but, for some reason, this is not a valid stack address -- it is below the stack pointer, %esp, and that isn't allowed. In this particular case it's probably caused by gcc generating invalid code, a known bug in various flavours of gcc.</text:p>
      <text:p text:style-name="P9">Note that Memcheck only tells you that your program is about to access memory at an illegal address. It can't stop the access from happening. So, if your program makes an access which normally would result in a segmentation fault, you program will still suffer the same fate -- but you will get a message from Memcheck immediately prior to this. In this particular example, reading junk on the stack is non-fatal, and the program stays alive.</text:p>
      <text:h text:style-name="P12" text:outline-level="4">3.3.2  Use of uninitialised values</text:h>
      <text:p text:style-name="P9">For example:</text:p>
      <text:p text:style-name="P5"><text:s text:c="2"/><text:span text:style-name="T16">Conditional jump or move depends on uninitialised value(s)</text:span></text:p>
      <text:p text:style-name="P2"><text:s text:c="5"/><text:span text:style-name="T16">at 0x402DFA94: _IO_vfprintf (_itoa.h:49)</text:span></text:p>
      <text:p text:style-name="P2"><text:s text:c="5"/><text:span text:style-name="T16">by 0x402E8476: _IO_printf (printf.c:36)</text:span></text:p>
      <text:p text:style-name="P2"><text:s text:c="5"/><text:span text:style-name="T16">by 0x8048472: main (tests/manuel1.c:8)</text:span></text:p>
      <text:p text:style-name="P2"><text:s text:c="5"/><text:span text:style-name="T16">by 0x402A6E5E: __libc_start_main (libc-start.c:129)</text:span></text:p>
      <text:p text:style-name="P25"/>
      <text:p text:style-name="P9">An uninitialised-value use error is reported when your program uses a value which hasn't been initialised -- in other words, is undefined. Here, the undefined value is <text:soft-page-break/>used somewhere inside the printf() machinery of the C library. This error was reported when running the following small program:</text:p>
      <text:p text:style-name="P5"><text:s text:c="2"/><text:span text:style-name="T16">int main()</text:span></text:p>
      <text:p text:style-name="P2"><text:s text:c="2"/><text:span text:style-name="T16">{</text:span></text:p>
      <text:p text:style-name="P2"><text:s text:c="4"/><text:span text:style-name="T16">int x;</text:span></text:p>
      <text:p text:style-name="P2"><text:s text:c="4"/><text:span text:style-name="T16">printf ("x = %d\n", x);</text:span></text:p>
      <text:p text:style-name="P24"><text:s text:c="2"/><text:span text:style-name="T16">}</text:span></text:p>
      <text:p text:style-name="P9">It is important to understand that your program can copy around junk (uninitialised) data to its heart's content. Memcheck observes this and keeps track of the data, but does not complain. A complaint is issued only when your program attempts to make use of uninitialised data. In this example, x is uninitialised. Memcheck observes the value being passed to _IO_printf and thence to _IO_vfprintf, but makes no comment. However, _IO_vfprintf has to examine the value of x so it can turn it into the corresponding ASCII string, and it is at this point that Memcheck complains.</text:p>
      <text:p text:style-name="P9">Sources of uninitialised data tend to be:</text:p>
      <text:list xml:id="list2308547958" text:style-name="L2">
        <text:list-item>
          <text:p text:style-name="P36">Local variables in procedures which have not been initialised, as in the example above.</text:p>
        </text:list-item>
        <text:list-item>
          <text:p text:style-name="P36">The contents of malloc'd blocks, before you write something there. In C++, the new operator is a wrapper round malloc, so if you create an object with new, its fields will be uninitialised until you (or the constructor) fill them in, which is only Right and Proper.</text:p>
        </text:list-item>
      </text:list>
      <text:h text:style-name="P12" text:outline-level="4">3.3.3  Illegal frees</text:h>
      <text:p text:style-name="P9">For example:</text:p>
      <text:p text:style-name="P5"><text:s text:c="2"/><text:span text:style-name="T16">Invalid free()</text:span></text:p>
      <text:p text:style-name="P2"><text:s text:c="5"/><text:span text:style-name="T16">at 0x4004FFDF: free (vg_clientmalloc.c:577)</text:span></text:p>
      <text:p text:style-name="P2"><text:s text:c="5"/><text:span text:style-name="T16">by 0x80484C7: main (tests/doublefree.c:10)</text:span></text:p>
      <text:p text:style-name="P2"><text:s text:c="5"/><text:span text:style-name="T16">by 0x402A6E5E: __libc_start_main (libc-start.c:129)</text:span></text:p>
      <text:p text:style-name="P2"><text:s text:c="5"/><text:span text:style-name="T16">by 0x80483B1: (within tests/doublefree)</text:span></text:p>
      <text:p text:style-name="P2"><text:s text:c="5"/><text:span text:style-name="T16">Address 0x3807F7B4 is 0 bytes inside a block of size 177 free'd</text:span></text:p>
      <text:p text:style-name="P2"><text:s text:c="5"/><text:span text:style-name="T16">at 0x4004FFDF: free (vg_clientmalloc.c:577)</text:span></text:p>
      <text:p text:style-name="P2"><text:s text:c="5"/><text:span text:style-name="T16">by 0x80484C7: main (tests/doublefree.c:10)</text:span></text:p>
      <text:p text:style-name="P2"><text:s text:c="5"/><text:span text:style-name="T16">by 0x402A6E5E: __libc_start_main (libc-start.c:129)</text:span></text:p>
      <text:p text:style-name="P24"><text:s text:c="5"/><text:span text:style-name="T16">by 0x80483B1: (within tests/doublefree)</text:span></text:p>
      <text:p text:style-name="P9">Memcheck keeps track of the blocks allocated by your program with malloc/new, so it can know exactly whether or not the argument to free/delete is legitimate or not. Here, this test program has freed the same block twice. As with the illegal read/write errors, Memcheck attempts to make sense of the address free'd. If, as here, the address is one which has previously been freed, you wil be told that -- making duplicate frees of the same block easy to spot.</text:p>
      <text:h text:style-name="P12" text:outline-level="4"><text:soft-page-break/>3.3.4  When a block is freed with an inappropriate deallocation function</text:h>
      <text:p text:style-name="P8"><text:span text:style-name="T5">In the following example, a block allocated with </text:span><text:span text:style-name="Source_20_Text"><text:span text:style-name="T7">new[]</text:span></text:span><text:span text:style-name="T6"> </text:span><text:span text:style-name="T5">has wrongly been deallocated with </text:span><text:span text:style-name="Source_20_Text"><text:span text:style-name="T7">free</text:span></text:span><text:span text:style-name="T5">:</text:span></text:p>
      <text:p text:style-name="P5"><text:s text:c="2"/><text:span text:style-name="T16">Mismatched free() / delete / delete []</text:span></text:p>
      <text:p text:style-name="P2"><text:s text:c="5"/><text:span text:style-name="T16">at 0x40043249: free (vg_clientfuncs.c:171)</text:span></text:p>
      <text:p text:style-name="P2"><text:s text:c="5"/><text:span text:style-name="T16">by 0x4102BB4E: QGArray::~QGArray(void) (tools/qgarray.cpp:149)</text:span></text:p>
      <text:p text:style-name="P2"><text:s text:c="5"/><text:span text:style-name="T16">by 0x4C261C41: PptDoc::~PptDoc(void) (include/qmemarray.h:60)</text:span></text:p>
      <text:p text:style-name="P2"><text:s text:c="5"/><text:span text:style-name="T16">by 0x4C261F0E: PptXml::~PptXml(void) (pptxml.cc:44)</text:span></text:p>
      <text:p text:style-name="P2"><text:s text:c="5"/><text:span text:style-name="T16">Address 0x4BB292A8 is 0 bytes inside a block of size 64 alloc'd</text:span></text:p>
      <text:p text:style-name="P2"><text:s text:c="5"/><text:span text:style-name="T16">at 0x4004318C: __builtin_vec_new (vg_clientfuncs.c:152)</text:span></text:p>
      <text:p text:style-name="P2"><text:s text:c="5"/><text:span text:style-name="T16">by 0x4C21BC15: KLaola::readSBStream(int) const (klaola.cc:314)</text:span></text:p>
      <text:p text:style-name="P2"><text:s text:c="5"/><text:span text:style-name="T16">by 0x4C21C155: KLaola::stream(KLaola::OLENode const *) (klaola.cc:416)</text:span></text:p>
      <text:p text:style-name="P24"><text:s text:c="5"/><text:span text:style-name="T16">by 0x4C21788F: OLEFilter::convert(QCString const &amp;) (olefilter.cc:272)</text:span></text:p>
      <text:p text:style-name="P9">The following was told to me be the KDE 3 developers. I didn't know any of it myself. They also implemented the check itself.</text:p>
      <text:p text:style-name="P9">In C++ it's important to deallocate memory in a way compatible with how it was allocated. The deal is:</text:p>
      <text:list xml:id="list3940519115" text:style-name="L3">
        <text:list-item>
          <text:p text:style-name="P40"><text:span text:style-name="T5">If allocated with </text:span><text:span text:style-name="Source_20_Text"><text:span text:style-name="T5">malloc</text:span></text:span><text:span text:style-name="T5">, </text:span><text:span text:style-name="Source_20_Text"><text:span text:style-name="T5">calloc</text:span></text:span><text:span text:style-name="T5">, </text:span><text:span text:style-name="Source_20_Text"><text:span text:style-name="T5">realloc</text:span></text:span><text:span text:style-name="T5">, </text:span><text:span text:style-name="Source_20_Text"><text:span text:style-name="T5">valloc</text:span></text:span><text:span text:style-name="T5"> or </text:span><text:span text:style-name="Source_20_Text"><text:span text:style-name="T5">memalign</text:span></text:span><text:span text:style-name="T5">, you must deallocate with </text:span><text:span text:style-name="Source_20_Text"><text:span text:style-name="T5">free</text:span></text:span><text:span text:style-name="T5">.</text:span></text:p>
        </text:list-item>
        <text:list-item>
          <text:p text:style-name="P40"><text:span text:style-name="T5">If allocated with </text:span><text:span text:style-name="Source_20_Text"><text:span text:style-name="T5">new[]</text:span></text:span><text:span text:style-name="T5">, you must deallocate with </text:span><text:span text:style-name="Source_20_Text"><text:span text:style-name="T5">delete[]</text:span></text:span><text:span text:style-name="T5">.</text:span></text:p>
        </text:list-item>
        <text:list-item>
          <text:p text:style-name="P37"><text:span text:style-name="T5">If allocated with </text:span><text:span text:style-name="Source_20_Text"><text:span text:style-name="T5">new</text:span></text:span><text:span text:style-name="T5">, you must deallocate with </text:span><text:span text:style-name="Source_20_Text"><text:span text:style-name="T5">delete</text:span></text:span><text:span text:style-name="T5">.</text:span></text:p>
        </text:list-item>
      </text:list>
      <text:p text:style-name="P9">The worst thing is that on Linux apparently it doesn't matter if you do muddle these up, and it all seems to work ok, but the same program may then crash on a different platform, Solaris for example. So it's best to fix it properly. According to the KDE folks "it's amazing how many C++ programmers don't know this".</text:p>
      <text:p text:style-name="P8"><text:span text:style-name="T5">Pascal Massimino adds the following clarification: </text:span><text:span text:style-name="Source_20_Text"><text:span text:style-name="T5">delete[]</text:span></text:span><text:span text:style-name="T5"> must be called associated with a </text:span><text:span text:style-name="Source_20_Text"><text:span text:style-name="T5">new[]</text:span></text:span><text:span text:style-name="T5"> because the compiler stores the size of the array and the pointer-to-member to the destructor of the array's content just before the pointer actually returned. This implies a variable-sized overhead in what's returned by </text:span><text:span text:style-name="Source_20_Text"><text:span text:style-name="T5">new</text:span></text:span><text:span text:style-name="T5"> or </text:span><text:span text:style-name="Source_20_Text"><text:span text:style-name="T5">new[]</text:span></text:span><text:span text:style-name="T5">. It rather surprising how compilers [Ed: runtime-support libraries?] are robust to mismatch in </text:span><text:span text:style-name="Source_20_Text"><text:span text:style-name="T5">new</text:span></text:span><text:span text:style-name="T5">/</text:span><text:span text:style-name="Source_20_Text"><text:span text:style-name="T5">delete</text:span></text:span><text:span text:style-name="T5"> </text:span><text:span text:style-name="Source_20_Text"><text:span text:style-name="T5">new[]</text:span></text:span><text:span text:style-name="T5">/</text:span><text:span text:style-name="Source_20_Text"><text:span text:style-name="T5">delete[]</text:span></text:span><text:span text:style-name="T5">.</text:span></text:p>
      <text:h text:style-name="P12" text:outline-level="4">3.3.5  Passing system call parameters with inadequate read/write permissions</text:h>
      <text:p text:style-name="P9">Memcheck checks all parameters to system calls. If a system call needs to read from a buffer provided by your program, Memcheck checks that the entire buffer is addressible and has valid data, ie, it is readable. And if the system call needs to write to a user-supplied buffer, Memcheck checks that the buffer is addressible. After the system call, Memcheck updates its administrative information to precisely reflect any changes in memory permissions caused by the system call.</text:p>
      <text:p text:style-name="P9">Here's an example of a system call with an invalid parameter:</text:p>
      <text:p text:style-name="P5"><text:soft-page-break/><text:s text:c="2"/><text:span text:style-name="T16">#include &lt;stdlib.h&gt;</text:span></text:p>
      <text:p text:style-name="P2"><text:s text:c="2"/><text:span text:style-name="T16">#include &lt;unistd.h&gt;</text:span></text:p>
      <text:p text:style-name="P2"><text:s text:c="2"/><text:span text:style-name="T16">int main( void )</text:span></text:p>
      <text:p text:style-name="P2"><text:s text:c="2"/><text:span text:style-name="T16">{</text:span></text:p>
      <text:p text:style-name="P2"><text:s text:c="4"/><text:span text:style-name="T16">char* arr = malloc(10);</text:span></text:p>
      <text:p text:style-name="P2"><text:s text:c="4"/><text:span text:style-name="T16">(void) write( 1 /* stdout */, arr, 10 );</text:span></text:p>
      <text:p text:style-name="P2"><text:s text:c="4"/><text:span text:style-name="T16">return 0;</text:span></text:p>
      <text:p text:style-name="P24"><text:s text:c="2"/><text:span text:style-name="T16">}</text:span></text:p>
      <text:p text:style-name="P9">You get this complaint ...</text:p>
      <text:p text:style-name="P5"><text:s text:c="2"/><text:span text:style-name="T16">Syscall param write(buf) contains uninitialised or unaddressable byte(s)</text:span></text:p>
      <text:p text:style-name="P2"><text:s text:c="5"/><text:span text:style-name="T16">at 0x4035E072: __libc_write</text:span></text:p>
      <text:p text:style-name="P2"><text:s text:c="5"/><text:span text:style-name="T16">by 0x402A6E5E: __libc_start_main (libc-start.c:129)</text:span></text:p>
      <text:p text:style-name="P2"><text:s text:c="5"/><text:span text:style-name="T16">by 0x80483B1: (within tests/badwrite)</text:span></text:p>
      <text:p text:style-name="P2"><text:s text:c="5"/><text:span text:style-name="T16">by &lt;bogus frame pointer&gt; ???</text:span></text:p>
      <text:p text:style-name="P2"><text:s text:c="5"/><text:span text:style-name="T16">Address 0x3807E6D0 is 0 bytes inside a block of size 10 alloc'd</text:span></text:p>
      <text:p text:style-name="P2"><text:s text:c="5"/><text:span text:style-name="T16">at 0x4004FEE6: malloc (ut_clientmalloc.c:539)</text:span></text:p>
      <text:p text:style-name="P2"><text:s text:c="5"/><text:span text:style-name="T16">by 0x80484A0: main (tests/badwrite.c:6)</text:span></text:p>
      <text:p text:style-name="P2"><text:s text:c="5"/><text:span text:style-name="T16">by 0x402A6E5E: __libc_start_main (libc-start.c:129)</text:span></text:p>
      <text:p text:style-name="P24"><text:s text:c="5"/><text:span text:style-name="T16">by 0x80483B1: (within tests/badwrite)</text:span></text:p>
      <text:p text:style-name="P9">... because the program has tried to write uninitialised junk from the malloc'd block to the standard output.</text:p>
      <text:h text:style-name="P12" text:outline-level="4">3.3.6  Overlapping source and destination blocks</text:h>
      <text:p text:style-name="P8"><text:span text:style-name="T5">The following C library functions copy some data from one memory block to another (or something similar): </text:span><text:span text:style-name="Source_20_Text"><text:span text:style-name="T7">memcpy()</text:span></text:span><text:span text:style-name="T5">, </text:span><text:span text:style-name="Source_20_Text"><text:span text:style-name="T7">strcpy()</text:span></text:span><text:span text:style-name="T5">, </text:span><text:span text:style-name="Source_20_Text"><text:span text:style-name="T7">strncpy()</text:span></text:span><text:span text:style-name="T5">, </text:span><text:span text:style-name="Source_20_Text"><text:span text:style-name="T7">strcat()</text:span></text:span><text:span text:style-name="T5">, </text:span><text:span text:style-name="Source_20_Text"><text:span text:style-name="T7">strncat()</text:span></text:span><text:span text:style-name="T5">. The blocks pointed to by their </text:span><text:span text:style-name="Source_20_Text"><text:span text:style-name="T7">src</text:span></text:span><text:span text:style-name="T6"> </text:span><text:span text:style-name="T5">and </text:span><text:span text:style-name="Source_20_Text"><text:span text:style-name="T7">dst</text:span></text:span><text:span text:style-name="T6"> </text:span><text:span text:style-name="T5">pointers aren't allowed to overlap. Memcheck checks for this.</text:span></text:p>
      <text:p text:style-name="P9">For example:</text:p>
      <text:p text:style-name="P4">==27492== Source and destination overlap in memcpy(0xbffff294, 0xbffff280, 21)</text:p>
      <text:p text:style-name="P1">==27492== <text:s text:c="3"/>at 0x40026CDC: memcpy (mc_replace_strmem.c:71)</text:p>
      <text:p text:style-name="P1">==27492== <text:s text:c="3"/>by 0x804865A: main (overlap.c:40)</text:p>
      <text:p text:style-name="P1">==27492== <text:s text:c="3"/>by 0x40246335: __libc_start_main (../sysdeps/generic/libc-start.c:129)</text:p>
      <text:p text:style-name="P1">==27492== <text:s text:c="3"/>by 0x8048470: (within /auto/homes/njn25/grind/head6/memcheck/tests/overlap)</text:p>
      <text:p text:style-name="P23">==27492== </text:p>
      <text:p text:style-name="P9">You don't want the two blocks to overlap because one of them could get partially trashed by the copying.</text:p>
      <text:p text:style-name="P26"/>
      <text:p text:style-name="P26"/>
      <text:p text:style-name="P26"/>
      <text:p text:style-name="P31">Valgrind in Asterisk</text:p>
      <text:p text:style-name="P31"/>
      <text:p text:style-name="P29">If you're having certain types of crashes, such as those associated with memory corruption, a bug marshal may ask you to run Asterisk under Valgrind. You should follow these steps, to give the bug marshal the maximum amount of information about the crash.</text:p>
      <text:p text:style-name="P29"/>
      <text:p text:style-name="P29"><text:soft-page-break/>Do not compile Asterisk with the MALLOC_DEBUG flag as it will compete with Valgrind to the detriment of both tools. If this is enabled, the Valgrind finding would be invalid.</text:p>
      <text:p text:style-name="P29"/>
      <text:p text:style-name="P32">Run 'make menuselect' and in the Compiler Options, enable DONT_OPTIMIZE. A bug marshal may also ask you to enable additional compiler flags depending upon the nature of the issue.</text:p>
      <text:list xml:id="list2118445755" text:style-name="L4">
        <text:list-item>
          <text:p text:style-name="P41">Rebuild and install Asterisk.</text:p>
        </text:list-item>
        <text:list-item>
          <text:p text:style-name="P44">Run Asterisk as follows, where /usr/src/asterisk/ is location of asterisk source code.</text:p>
        </text:list-item>
      </text:list>
      <text:section text:style-name="Sect1" text:name="highlighter_478534">
        <table:table table:name="Table1" table:style-name="Table1">
          <table:table-column table:style-name="Table1.A"/>
          <table:table-row>
            <table:table-cell table:style-name="Table1.A1" office:value-type="string">
              <text:p text:style-name="P18"><text:span text:style-name="Source_20_Text"><text:span text:style-name="T8">valgrind --suppressions=/usr/src/asterisk/contrib/valgrind.supp --log-fd=</text:span></text:span><text:span text:style-name="Source_20_Text"><text:span text:style-name="T9">9</text:span></text:span><text:span text:style-name="T10"> </text:span><text:span text:style-name="Source_20_Text"><text:span text:style-name="T8">asterisk -vvvvcg </text:span></text:span><text:span text:style-name="Source_20_Text"><text:span text:style-name="T9">9</text:span></text:span><text:span text:style-name="Source_20_Text"><text:span text:style-name="T8">&gt;valgrind.txt</text:span></text:span></text:p>
            </table:table-cell>
          </table:table-row>
        </table:table>
      </text:section>
      <text:list xml:id="list173701653462983" text:continue-numbering="true" text:style-name="L4">
        <text:list-item>
          <text:p text:style-name="P39">Reproduce the issue. Following the manifestation of the issue (or when the process crashes), upload the valgrind.txt to the issue tracker.</text:p>
        </text:list-item>
      </text:list>
      <text:p text:style-name="P19">Please note that even if Valgrind prevents Asterisk from crashing, the information logged may STILL be of use to developers, so please upload the resulting log file whether Asterisk crashes or not.</text:p>
      <text:p text:style-name="P21"><text:span text:style-name="Strong_20_Emphasis"><text:span text:style-name="T11">Valgrind hosing your system?</text:span></text:span><text:span text:style-name="T11"> </text:span><text:a xlink:type="simple" xlink:href="https://wiki.asterisk.org/wiki/display/AST/MALLOC_DEBUG+Compiler+Flag" text:style-name="Internet_20_link" text:visited-style-name="Visited_20_Internet_20_Link"><text:span text:style-name="T13">Try MALLOC_DEBUG</text:span></text:a><text:span text:style-name="T11">.</text:span></text:p>
      <text:p text:style-name="P29"/>
      <text:p text:style-name="P29"/>
      <text:p text:style-name="P34"><text:bookmark text:name="breadcrumbs"/><text:bookmark text:name="ellipsis"/></text:p>
      <text:section text:style-name="Sect2" text:name="main-header">
        <text:section text:style-name="Sect2" text:name="title-heading">
          <text:h text:style-name="P17" text:outline-level="1"><text:bookmark text:name="title-text"/><text:a xlink:type="simple" xlink:href="https://wiki.asterisk.org/wiki/display/AST/MALLOC_DEBUG+Compiler+Flag" text:style-name="Internet_20_link" text:visited-style-name="Visited_20_Internet_20_Link"><text:span text:style-name="T18">MALLOC_DEBUG Compiler Flag</text:span></text:a></text:h>
        </text:section>
      </text:section>
      <text:section text:style-name="Sect2" text:name="content">
        <text:p text:style-name="P13"/>
        <text:section text:style-name="Sect2" text:name="action-messages">
          <text:p text:style-name="P13"/>
        </text:section>
        <text:list xml:id="list1139293898" text:style-name="L5">
          <text:list-header>
            <text:p text:style-name="P45"><draw:frame draw:style-name="fr2" draw:name="page-metadata-start" text:anchor-type="char" svg:width="0.041cm" draw:z-index="1"><draw:text-box fo:min-height="0.041cm"><text:p text:style-name="Text_20_body"/></draw:text-box></draw:frame><draw:frame draw:style-name="fr2" draw:name="Frame1" text:anchor-type="char" svg:width="0.041cm" draw:z-index="0"><draw:text-box fo:min-height="0.041cm"><text:p text:style-name="Text_20_body"><text:a xlink:type="simple" xlink:href="https://wiki.asterisk.org/wiki/display/AST/MALLOC_DEBUG+Compiler+Flag#page-metadata-end" text:style-name="Internet_20_link" text:visited-style-name="Visited_20_Internet_20_Link"><text:span text:style-name="T17">Skip to end of metadata</text:span></text:a></text:p></draw:text-box></draw:frame><text:span text:style-name="T19">Created by </text:span><text:a xlink:type="simple" xlink:href="https://wiki.asterisk.org/wiki/display/~rnewton" text:style-name="Internet_20_link" text:visited-style-name="Visited_20_Internet_20_Link"><text:span text:style-name="T20">Rusty Newton</text:span></text:a><text:span text:style-name="T19">, last modified by </text:span><text:a xlink:type="simple" xlink:href="https://wiki.asterisk.org/wiki/display/~wdoekes" text:style-name="Internet_20_link" text:visited-style-name="Visited_20_Internet_20_Link"><text:span text:style-name="T20">Walter Doekes</text:span></text:a><text:span text:style-name="T19"> on </text:span><text:a xlink:type="simple" xlink:href="https://wiki.asterisk.org/wiki/pages/diffpagesbyversion.action?pageId=28315432&amp;selectedPageVersions=5&amp;selectedPageVersions=6" text:style-name="Internet_20_link" text:visited-style-name="Visited_20_Internet_20_Link"><text:span text:style-name="T20">Feb 27, 2015</text:span></text:a></text:p>
          </text:list-header>
        </text:list>
        <text:p text:style-name="P16"><draw:frame draw:style-name="fr2" draw:name="page-metadata-end" text:anchor-type="char" svg:width="0.041cm" draw:z-index="3"><draw:text-box fo:min-height="0.041cm"><text:p text:style-name="Text_20_body"/></draw:text-box></draw:frame><draw:frame draw:style-name="fr2" draw:name="Frame2" text:anchor-type="char" svg:width="0.041cm" draw:z-index="2"><draw:text-box fo:min-height="0.041cm"><text:p text:style-name="Text_20_body"><text:a xlink:type="simple" xlink:href="https://wiki.asterisk.org/wiki/display/AST/MALLOC_DEBUG+Compiler+Flag#page-metadata-start" text:style-name="Internet_20_link" text:visited-style-name="Visited_20_Internet_20_Link"><text:span text:style-name="T17">Go to start of metadata</text:span></text:a></text:p></draw:text-box></draw:frame><text:span text:style-name="T12">MALLOC_DEBUG enhancements can be used as a poor-man's </text:span><text:a xlink:type="simple" xlink:href="https://wiki.asterisk.org/wiki/display/AST/Valgrind" text:style-name="Internet_20_link" text:visited-style-name="Visited_20_Internet_20_Link"><text:span text:style-name="T14">Valgrind</text:span></text:a><text:span text:style-name="T12"> if Valgrind performance makes the PC unusable due to resource consumption.</text:span></text:p>
        <text:p text:style-name="P14">Don't attempt to use Asterisk compiled with MALLOC_DEBUG and run Valgrind at the same time, as they will compete and render the findings invalid for either tool.</text:p>
        <text:h text:style-name="P22" text:outline-level="2"><text:bookmark text:name="MALLOC_DEBUGCompilerFlag-Gatheringoutput"/>Gathering output</text:h>
        <text:p text:style-name="P15">For this output to be useful make sure to upgrade Asterisk versions 1.8.20, 11.2.0 or above as they include important enhancements to MALLOC_DEBUG</text:p>
        <text:p text:style-name="P20"> </text:p>
        <text:list xml:id="list2993094327" text:style-name="L6">
          <text:list-item>
            <text:p text:style-name="P46"><text:span text:style-name="T12">Run </text:span><text:a xlink:type="simple" xlink:href="https://wiki.asterisk.org/wiki/display/AST/Using+Menuselect+to+Select+Asterisk+Options" text:style-name="Internet_20_link" text:visited-style-name="Visited_20_Internet_20_Link"><text:span text:style-name="T14">menuselect</text:span></text:a><text:span text:style-name="T12"> and in the Compiler Options, enable MALLOC_DEBUG. A bug marshal may also ask you to enable additional compiler flags depending upon the nature of the issue.</text:span></text:p>
          </text:list-item>
          <text:list-item>
            <text:p text:style-name="P42">Rebuild and install Asterisk</text:p>
          </text:list-item>
          <text:list-item>
            <text:p text:style-name="P42">Run Asterisk and reproduce the issue.</text:p>
          </text:list-item>
          <text:list-item>
            <text:p text:style-name="P42">Collect the /var/log/asterisk/mmlog (which will be generated only if you successfully compiled with the MALLOC_DEBUG flag)</text:p>
          </text:list-item>
          <text:list-item>
            <text:p text:style-name="P43"><text:span text:style-name="T12">Attach the mmlog file as mmlog.txt to the issue in our </text:span><text:a xlink:type="simple" xlink:href="https://wiki.asterisk.org/wiki/display/AST/Asterisk+Issue+Guidelines" text:style-name="Internet_20_link" text:visited-style-name="Visited_20_Internet_20_Link"><text:span text:style-name="T14">issue tracker</text:span></text:a><text:span text:style-name="T12">.</text:span></text:p>
          </text:list-item>
        </text:list>
        <text:h text:style-name="P22" text:outline-level="2"><text:bookmark text:name="MALLOC_DEBUGCompilerFlag-Commandsprovided"/><text:soft-page-break/>Commands provided</text:h>
        <text:p text:style-name="P47">Compiling with this flag results in several commands being made available for memory debugging. Below are the usage and summaries from "core show help" for each command in Asterisk 12.</text:p>
      </text:section>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Helvetica Neue" svg:font-family="'Helvetica Neue', Helvetica, Arial, sans-serif"/>
    <style:font-face style:name="Lohit Devanagari1" svg:font-family="'Lohit Devanagari'"/>
    <style:font-face style:name="MuseoSans500" svg:font-family="MuseoSans500, sans-serif"/>
    <style:font-face style:name="MuseoSans700" svg:font-family="MuseoSans700,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2:05:51.936585616</meta:creation-date>
    <dc:date>2019-10-22T17:37:00.941194211</dc:date>
    <meta:editing-duration>PT7H19M54S</meta:editing-duration>
    <meta:editing-cycles>9</meta:editing-cycles>
    <meta:generator>LibreOffice/6.0.7.3$Linux_X86_64 LibreOffice_project/00m0$Build-3</meta:generator>
    <meta:document-statistic meta:table-count="1" meta:image-count="0" meta:object-count="0" meta:page-count="8" meta:paragraph-count="182" meta:word-count="2245" meta:character-count="14718" meta:non-whitespace-character-count="12375"/>
  </office:meta>
</office:document-meta>
</file>